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impleScopeTests.testCanGetScopedObje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impleScopeTests.get( String name , ObjectFactory &lt; ? &gt; objectFactor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impleScopeTests.setup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24">
            <text:p text:style-name="Table_20_Contents">2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